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7.848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8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 style:data-style-name="N1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 table:number-columns-repeated="1015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1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2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2.3$Linux_X86_64 LibreOffice_project/382eef1f22670f7f4118c8c2dd222ec7ad009daf</meta:generator>
    <dc:date>2022-10-24T20:24:05.081105926</dc:date>
    <dc:creator>Bruno Vellutini</dc:creator>
    <meta:editing-duration>P8DT20H27M17S</meta:editing-duration>
    <meta:editing-cycles>36</meta:editing-cycles>
    <meta:document-statistic meta:table-count="1" meta:cell-count="1757" meta:object-count="0"/>
  </office:meta>
</office:document-meta>
</file>